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fo:min-height="13.97cm"/>
    </style:style>
    <style:style style:name="pr3" style:family="presentation" style:parent-style-name="lyt-cool-notes" style:list-style-name="L3">
      <style:graphic-properties draw:fill-color="#ffffff" draw:auto-grow-height="true" fo:min-height="10.735cm"/>
    </style:style>
    <style:style style:name="pr4" style:family="presentation" style:parent-style-name="lyt-cool-title">
      <style:graphic-properties draw:fill-color="#ffffff" fo:min-height="3.257cm"/>
    </style:style>
    <style:style style:name="pr5" style:family="presentation" style:parent-style-name="lyt-cool-outline1">
      <style:graphic-properties draw:fill-color="#ffffff" fo:min-height="12.98cm"/>
    </style:style>
    <style:style style:name="pr6" style:family="presentation" style:parent-style-name="lyt-cool-notes">
      <style:graphic-properties draw:fill-color="#ffffff" fo:min-height="10.48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40pt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1.2cm" fo:margin-right="0cm" fo:text-indent="-0.9cm"/>
      <style:text-properties fo:font-size="28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2.4cm" fo:margin-right="0cm" text:enable-numbering="true" fo:text-indent="-0.8cm"/>
    </style:style>
    <style:style style:name="T1" style:family="text">
      <style:text-properties fo:font-size="40pt"/>
    </style:style>
    <style:style style:name="T2" style:family="text">
      <style:text-properties fo:font-size="28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2" draw:layer="layout" svg:width="23.912cm" svg:height="3.508cm" svg:x="2.058cm" svg:y="1.543cm" presentation:class="title">
          <draw:text-box>
            <text:p text:style-name="P1"><text:span text:style-name="T1">Welcome To The MeqTree</text:span><text:span text:style-name="T1"><text:line-break/></text:span><text:span text:style-name="T1">Speed Dating Service</text:span></text:p>
          </draw:text-box>
        </draw:frame>
        <draw:frame presentation:style-name="pr2" draw:text-style-name="P4" draw:layer="layout" svg:width="14.54cm" svg:height="13.97cm" svg:x="12.13cm" svg:y="5.715cm" presentation:class="outline" presentation:user-transformed="true">
          <draw:text-box>
            <text:list text:style-name="L2">
              <text:list-item>
                <text:p text:style-name="P3"><text:span text:style-name="T2">Two people per PC, find your partner and your seat and get introduced now!</text:span></text:p>
              </text:list-item>
            </text:list>
            <text:list text:style-name="L2">
              <text:list-item>
                <text:p text:style-name="P3"><text:span text:style-name="T2">If you want to swap, please arrange it yourselves during a break.</text:span></text:p>
              </text:list-item>
            </text:list>
            <text:list text:style-name="L2">
              <text:list-item>
                <text:p text:style-name="P3"><text:span text:style-name="T2">Your login/password is the same as the PC name (e.g. virgo02 on virgo02)</text:span></text:p>
              </text:list-item>
            </text:list>
          </draw:text-box>
        </draw:frame>
        <draw:frame draw:style-name="standard" draw:layer="layout" svg:width="12.95cm" svg:height="13.883cm" svg:x="1.655cm" svg:y="6.3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091cm" svg:height="9.671cm" svg:x="3.749cm" svg:y="2.683cm" draw:page-number="1" presentation:class="page"/>
          <draw:frame presentation:style-name="pr3" draw:text-style-name="P5" draw:layer="layout" svg:width="14.926cm" svg:height="10.735cm" svg:x="3.34cm" svg:y="13.292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4" draw:text-style-name="P1" draw:layer="layout" svg:width="23.912cm" svg:height="3.257cm" svg:x="2.058cm" svg:y="1.668cm" presentation:class="title">
          <draw:text-box>
            <text:p text:style-name="P1">The Team</text:p>
          </draw:text-box>
        </draw:frame>
        <draw:frame presentation:style-name="pr5" draw:text-style-name="P3" draw:layer="layout" svg:width="23.912cm" svg:height="12.98cm" svg:x="2.058cm" svg:y="5.838cm" presentation:class="outline" presentation:user-transformed="true">
          <draw:text-box>
            <text:list text:style-name="L2">
              <text:list-item>
                <text:p text:style-name="P3">World-famous guest lecturer</text:p>
              </text:list-item>
            </text:list>
            <text:list text:style-name="L2">
              <text:list-item>
                <text:list>
                  <text:list-item>
                    <text:p text:style-name="P6">new one every day</text:p>
                  </text:list-item>
                </text:list>
              </text:list-item>
            </text:list>
            <text:list text:style-name="L2">
              <text:list-item>
                <text:p text:style-name="P7">Oleg: The Talking Head</text:p>
              </text:list-item>
            </text:list>
            <text:list text:style-name="L2">
              <text:list-item>
                <text:p text:style-name="P7">Tony: The Invisible Talking Head</text:p>
              </text:list-item>
            </text:list>
            <text:list text:style-name="L2">
              <text:list-item>
                <text:p text:style-name="P7">Maaijke, Sarod: The E.R.T.</text:p>
              </text:list-item>
            </text:list>
            <text:list text:style-name="L2">
              <text:list-item>
                <text:p text:style-name="P7">Jan: Master Of Peppermints</text:p>
              </text:list-item>
            </text:list>
            <text:list text:style-name="L2">
              <text:list-item>
                <text:list>
                  <text:list-item>
                    <text:p text:style-name="P8">questions welcome<text:line-break/></text:p>
                  </text:list-item>
                </text:list>
              </text:list-item>
            </text:list>
            <text:list text:style-name="L2">
              <text:list-item>
                <text:p text:style-name="P7">The BOC (Beer Organizing Committee):<text:line-break/>Oleg, Panos, Parisa, Sarod, Stephen, Vibor</text:p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2" presentation:class="page"/>
          <draw:frame presentation:style-name="pr6" draw:text-style-name="P1" draw:layer="layout" svg:width="14.926cm" svg:height="10.484cm" svg:x="3.34cm" svg:y="13.292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4" draw:layer="layout" svg:width="23.912cm" svg:height="3.257cm" svg:x="2.058cm" svg:y="1.668cm" presentation:class="title">
          <draw:text-box>
            <text:p text:style-name="P1">Saturday, March 8</text:p>
          </draw:text-box>
        </draw:frame>
        <draw:frame presentation:style-name="pr5" draw:layer="layout" svg:width="23.912cm" svg:height="14.615cm" svg:x="2.058cm" svg:y="5.838cm" presentation:class="outline" presentation:user-transformed="true">
          <draw:text-box>
            <text:list text:style-name="L2">
              <text:list-item>
                <text:p text:style-name="P3">is celebrated as “International Women's Day” in some parts of the world</text:p>
              </text:list-item>
            </text:list>
            <text:list text:style-name="L2">
              <text:list-item>
                <text:list>
                  <text:list-item>
                    <text:p text:style-name="P6">and coincides with some birthdays</text:p>
                  </text:list-item>
                </text:list>
              </text:list-item>
            </text:list>
            <text:list text:style-name="L2">
              <text:list-item>
                <text:p text:style-name="P7">is therefore a perfect excuse to have a party</text:p>
              </text:list-item>
            </text:list>
            <text:list text:style-name="L2">
              <text:list-item>
                <text:list>
                  <text:list-item>
                    <text:p text:style-name="P8">my place, FD Rooseveltstraat 41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a xlink:href="mailto:osmirnov@gmail.com">osmirnov@gmail.com</text:a>, 06 4808 9676</text:p>
                  </text:list-item>
                </text:list>
              </text:list-item>
            </text:list>
            <text:list text:style-name="L2">
              <text:list-item>
                <text:p text:style-name="P7">Format is a cocktail party</text:p>
              </text:list-item>
            </text:list>
            <text:list text:style-name="L2">
              <text:list-item>
                <text:list>
                  <text:list-item>
                    <text:p text:style-name="P8">price of admission is to bring ingredients, please apply to me for detail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women exempt from this, for obvious reasons (though they are expected to drink them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091cm" svg:height="9.671cm" svg:x="3.749cm" svg:y="2.683cm" draw:page-number="3" presentation:class="page"/>
          <draw:frame presentation:style-name="pr6" draw:layer="layout" svg:width="14.926cm" svg:height="10.484cm" svg:x="3.34cm" svg:y="13.292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DejaVu Sans Condensed'" style:font-family-generic="roman" style:font-pitch="variable" fo:font-size="24pt" fo:language="en" fo:country="US" style:font-family-asian="'DejaVu Sans Condensed'" style:font-family-generic-asian="system" style:font-pitch-asian="variable" style:font-size-asian="24pt" style:language-asian="en" style:country-asian="US" style:font-family-complex="'DejaVu Sans Condensed'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DejaVu Sans Condensed'" style:font-family-generic="roman" style:font-pitch="variable" fo:font-size="18pt" fo:font-style="normal" fo:text-shadow="none" style:text-underline-style="none" fo:font-weight="normal" style:font-family-asian="'DejaVu Sans Condensed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4.091cm" svg:height="9.671cm" svg:x="3.749cm" svg:y="2.683cm" presentation:class="page"/>
        <draw:frame presentation:style-name="lyt-cool-notes" draw:layer="backgroundobjects" svg:width="14.926cm" svg:height="10.734cm" svg:x="3.34cm" svg:y="13.292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8-02-27T14:22:35</meta:creation-date>
    <dc:date>2008-03-04T08:19:37</dc:date>
    <dc:language>en-US</dc:language>
    <meta:editing-cycles>13</meta:editing-cycles>
    <meta:editing-duration>PT9H15M45S</meta:editing-duration>
    <meta:user-defined meta:name="Info 1"/>
    <meta:user-defined meta:name="Info 2"/>
    <meta:user-defined meta:name="Info 3"/>
    <meta:user-defined meta:name="Info 4"/>
    <meta:document-statistic meta:object-count="3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1.539in"/>
    </style:style>
    <style:style style:name="ro1" style:family="table-row">
      <style:table-row-properties style:row-height="0.3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ejaVu Sans" fo:font-size="20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56" table:default-cell-style-name="ce1"/>
        <table:table-row table:style-name="ro1">
          <table:table-cell office:value-type="string">
            <text:p>virgo02</text:p>
          </table:table-cell>
          <table:table-cell office:value-type="string">
            <text:p>Roberto</text:p>
          </table:table-cell>
          <table:table-cell office:value-type="string">
            <text:p>Tobia</text:p>
          </table:table-cell>
          <table:table-cell table:number-columns-repeated="253"/>
        </table:table-row>
        <table:table-row table:style-name="ro1">
          <table:table-cell office:value-type="string">
            <text:p>virgo03</text:p>
          </table:table-cell>
          <table:table-cell office:value-type="string">
            <text:p>Eloy</text:p>
          </table:table-cell>
          <table:table-cell office:value-type="string">
            <text:p>Chin-Shin</text:p>
          </table:table-cell>
          <table:table-cell table:number-columns-repeated="253"/>
        </table:table-row>
        <table:table-row table:style-name="ro1">
          <table:table-cell office:value-type="string">
            <text:p>virgo04</text:p>
          </table:table-cell>
          <table:table-cell office:value-type="string">
            <text:p>Paul</text:p>
          </table:table-cell>
          <table:table-cell office:value-type="string">
            <text:p>Joern</text:p>
          </table:table-cell>
          <table:table-cell table:number-columns-repeated="253"/>
        </table:table-row>
        <table:table-row table:style-name="ro1">
          <table:table-cell office:value-type="string">
            <text:p>virgo05</text:p>
          </table:table-cell>
          <table:table-cell office:value-type="string">
            <text:p>Marios</text:p>
          </table:table-cell>
          <table:table-cell office:value-type="string">
            <text:p>Vibor</text:p>
          </table:table-cell>
          <table:table-cell table:number-columns-repeated="253"/>
        </table:table-row>
        <table:table-row table:style-name="ro1">
          <table:table-cell office:value-type="string">
            <text:p>virgo06</text:p>
          </table:table-cell>
          <table:table-cell office:value-type="string">
            <text:p>Evan</text:p>
          </table:table-cell>
          <table:table-cell office:value-type="string">
            <text:p>Nanda</text:p>
          </table:table-cell>
          <table:table-cell table:number-columns-repeated="253"/>
        </table:table-row>
        <table:table-row table:style-name="ro1">
          <table:table-cell office:value-type="string">
            <text:p>virgo07</text:p>
          </table:table-cell>
          <table:table-cell office:value-type="string">
            <text:p>Kim</text:p>
          </table:table-cell>
          <table:table-cell office:value-type="string">
            <text:p>Henrik</text:p>
          </table:table-cell>
          <table:table-cell table:number-columns-repeated="253"/>
        </table:table-row>
        <table:table-row table:style-name="ro1">
          <table:table-cell office:value-type="string">
            <text:p>virgo08</text:p>
          </table:table-cell>
          <table:table-cell office:value-type="string">
            <text:p>Parisa</text:p>
          </table:table-cell>
          <table:table-cell office:value-type="string">
            <text:p>Stephen</text:p>
          </table:table-cell>
          <table:table-cell table:number-columns-repeated="253"/>
        </table:table-row>
        <table:table-row table:style-name="ro1">
          <table:table-cell office:value-type="string">
            <text:p>virgo09</text:p>
          </table:table-cell>
          <table:table-cell office:value-type="string">
            <text:p>Sven</text:p>
          </table:table-cell>
          <table:table-cell office:value-type="string">
            <text:p>Thomas</text:p>
          </table:table-cell>
          <table:table-cell table:number-columns-repeated="253"/>
        </table:table-row>
        <table:table-row table:style-name="ro1">
          <table:table-cell office:value-type="string">
            <text:p>virgo10</text:p>
          </table:table-cell>
          <table:table-cell office:value-type="string">
            <text:p>Stef</text:p>
          </table:table-cell>
          <table:table-cell office:value-type="string">
            <text:p>Sharmila</text:p>
          </table:table-cell>
          <table:table-cell table:number-columns-repeated="253"/>
        </table:table-row>
        <table:table-row table:style-name="ro1">
          <table:table-cell office:value-type="string">
            <text:p>virgo11</text:p>
          </table:table-cell>
          <table:table-cell office:value-type="string">
            <text:p>Petr</text:p>
          </table:table-cell>
          <table:table-cell office:value-type="string">
            <text:p>Roy</text:p>
          </table:table-cell>
          <table:table-cell table:number-columns-repeated="253"/>
        </table:table-row>
        <table:table-row table:style-name="ro1">
          <table:table-cell office:value-type="string">
            <text:p>virgo12</text:p>
          </table:table-cell>
          <table:table-cell office:value-type="string">
            <text:p>Ben</text:p>
          </table:table-cell>
          <table:table-cell office:value-type="string">
            <text:p>Anna</text:p>
          </table:table-cell>
          <table:table-cell table:number-columns-repeated="253"/>
        </table:table-row>
        <table:table-row table:style-name="ro1">
          <table:table-cell office:value-type="string">
            <text:p>virgo13</text:p>
          </table:table-cell>
          <table:table-cell office:value-type="string">
            <text:p>Fred</text:p>
          </table:table-cell>
          <table:table-cell office:value-type="string">
            <text:p>Heidi</text:p>
          </table:table-cell>
          <table:table-cell table:number-columns-repeated="253"/>
        </table:table-row>
        <table:table-row table:style-name="ro1">
          <table:table-cell office:value-type="string">
            <text:p>virgo14</text:p>
          </table:table-cell>
          <table:table-cell office:value-type="string">
            <text:p>Nima</text:p>
          </table:table-cell>
          <table:table-cell office:value-type="string">
            <text:p>Filomena</text:p>
          </table:table-cell>
          <table:table-cell table:number-columns-repeated="253"/>
        </table:table-row>
        <table:table-row table:style-name="ro1">
          <table:table-cell office:value-type="string">
            <text:p>virgo15</text:p>
          </table:table-cell>
          <table:table-cell office:value-type="string">
            <text:p>Panos</text:p>
          </table:table-cell>
          <table:table-cell office:value-type="string">
            <text:p>roaming single</text:p>
          </table:table-cell>
          <table:table-cell table:number-columns-repeated="253"/>
        </table:table-row>
        <table:table-row table:style-name="ro1" table:number-rows-repeated="65521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Condensed1" svg:font-family="'DejaVu Sans Condensed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DejaVu Sans Condensed" fo:language="en" fo:country="US" style:font-name-asian="DejaVu Sans Condensed1" style:language-asian="en" style:country-asian="US" style:font-name-complex="DejaVu Sans Condensed1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3-02">03/02/2008</text:date>, <text:time>19:57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